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none" officeooo:rsid="00171981" officeooo:paragraph-rsid="00171981" style:font-style-asian="normal" style:font-style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normal" style:text-underline-style="none" officeooo:rsid="00171981" officeooo:paragraph-rsid="00171981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normal" style:text-underline-style="none" officeooo:rsid="00175293" officeooo:paragraph-rsid="00175293" style:font-style-asian="normal" style:font-style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bold" officeooo:rsid="00171981" officeooo:paragraph-rsid="00171981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bold" officeooo:rsid="0018afe7" officeooo:paragraph-rsid="0018afe7" style:font-style-asian="normal" style:font-weight-asian="bold" style:font-style-complex="normal" style:font-weight-complex="bold"/>
    </style:style>
    <style:style style:name="P6" style:family="paragraph" style:parent-style-name="Heading_20_1">
      <style:paragraph-properties fo:text-align="center" style:justify-single-word="false"/>
      <style:text-properties officeooo:paragraph-rsid="00171981"/>
    </style:style>
    <style:style style:name="T1" style:family="text">
      <style:text-properties officeooo:rsid="00171981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hapter <text:span text:style-name="T1">0</text:span></text:h>
      <text:p text:style-name="P1"/>
      <text:list xml:id="list1348002109906610137" text:style-name="L1">
        <text:list-item>
          <text:p text:style-name="P2">Include standard libaries with angle brackets</text:p>
          <text:list>
            <text:list-item>
              <text:p text:style-name="P2">#include &lt;iostream&gt;</text:p>
            </text:list-item>
          </text:list>
        </text:list-item>
        <text:list-item>
          <text:p text:style-name="P2">Observe “std::cout &lt;&lt; “Hi” &lt;&lt; std::endl;</text:p>
          <text:list>
            <text:list-item>
              <text:p text:style-name="P2">The &lt;&lt; is the std lib’s output operator. It takes in a stream and another arg and usually puts that other arg into the stream</text:p>
            </text:list-item>
            <text:list-item>
              <text:p text:style-name="P2">In order to have unique names (and reuse some names), we have namespaces. In namespace std, is the stream cout (said “C out”). It is just stdout from C. </text:p>
              <text:list>
                <text:list-item>
                  <text:p text:style-name="P4">In general, access name nm in namespace space with space::nm</text:p>
                </text:list-item>
              </text:list>
            </text:list-item>
            <text:list-item>
              <text:p text:style-name="P3">The &lt;&lt; is left associative. This kind of means that it has everything to the left as an arg and the least possible valid expression to the right (expressions defined and explained later)</text:p>
            </text:list-item>
          </text:list>
        </text:list-item>
        <text:list-item>
          <text:p text:style-name="P3">Details: two important ideas: expressions and scope</text:p>
          <text:list>
            <text:list-item>
              <text:p text:style-name="P3">Expressions<text:tab/></text:p>
              <text:list>
                <text:list-item>
                  <text:p text:style-name="P3">These essentially ask the implementation to compute something</text:p>
                </text:list-item>
                <text:list-item>
                  <text:p text:style-name="P3">More rigourously, any piece of code that can be condensed to funcition calls with varible or literal arguments.</text:p>
                </text:list-item>
                <text:list-item>
                  <text:p text:style-name="P3">These contain operators and operands</text:p>
                  <text:list>
                    <text:list-item>
                      <text:p text:style-name="P3">We had &lt;&lt; as the operator and the literal, std::cout and std::endl as operands</text:p>
                    </text:list-item>
                    <text:list-item>
                      <text:p text:style-name="P3">Each operand has a type (something that defines the data structure and specifies the interface with which you can interact with the object)</text:p>
                    </text:list-item>
                    <text:list-item>
                      <text:p text:style-name="P3">We can re-state the expression as to show the associativity:</text:p>
                      <text:list>
                        <text:list-item>
                          <text:p text:style-name="P3">&lt;&lt;(&lt;&lt;(std:cout, “Hello World”), std::endl);</text:p>
                          <text:list>
                            <text:list-item>
                              <text:p text:style-name="P3">the ‘returned’ value of the inner expression is std::cout; the side effect was the display of “Hello World”</text:p>
                            </text:list-item>
                          </text:list>
                        </text:list-item>
                        <text:list-item>
                          <text:p text:style-name="P3">or, </text:p>
                        </text:list-item>
                        <text:list-item>
                          <text:p text:style-name="P3">(std::cout &lt;&lt; “Hello World”) &lt;&lt; std::endl;</text:p>
                        </text:list-item>
                      </text:list>
                    </text:list-item>
                    <text:list-item>
                      <text:p text:style-name="P3">Notice the interface of &lt;&lt;: with a stream and a string literal, it passes it to the stream. With a stream and the special object called a <text:span text:style-name="T2">manipulator, </text:span>std::endl, the operator makes the stream terminate the line of output and start a new line.</text:p>
                    </text:list-item>
                  </text:list>
                </text:list-item>
                <text:list-item>
                  <text:p text:style-name="P3">Note the idea of each statement having an optional expression which is just a bunch of function calls, some with side effects.</text:p>
                  <text:list>
                    <text:list-item>
                      <text:p text:style-name="P3">the ; says to throw away the returned result of the expression to the left.</text:p>
                    </text:list-item>
                    <text:list-item>
                      <text:p text:style-name="P3">In our line, we throw away the result std::cout</text:p>
                    </text:list-item>
                    <text:list-item>
                      <text:p text:style-name="P3">Of course, ; is the <text:span text:style-name="T2">null statement</text:span></text:p>
                    </text:list-item>
                  </text:list>
                </text:list-item>
              </text:list>
            </text:list-item>
            <text:list-item>
              <text:p text:style-name="P3">Scope</text:p>
              <text:list>
                <text:list-item>
                  <text:p text:style-name="P5">Def: The scope of a name is the part of the program where interacting with that name is possilble, where the name has meaning</text:p>
                </text:list-item>
                <text:list-item>
                  <text:p text:style-name="P3">Def: all names accessed through a namespace are called <text:span text:style-name="T2">qualified names</text:span></text:p>
                </text:list-item>
                <text:list-item>
                  <text:p text:style-name="P3">The scope operator :: is left associative and for expression that returns namespace sp and name nm in “sp::nm” finds the name nm inside the result of sp</text:p>
                </text:list-item>
                <text:list-item>
                  <text:p text:style-name="P3">This way names are unique so long as you are not stupid enough to rename “std”</text:p>
                </text:list-item>
              </text:list>
            </text:list-item>
          </text:list>
        </text:list-item>
      </text:list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9:29:30.460972185</meta:creation-date>
    <meta:generator>LibreOffice/5.1.4.2$Linux_X86_64 LibreOffice_project/10m0$Build-2</meta:generator>
    <dc:date>2016-08-24T11:17:00.969743934</dc:date>
    <meta:editing-duration>PT33M23S</meta:editing-duration>
    <meta:editing-cycles>2</meta:editing-cycles>
    <meta:document-statistic meta:table-count="0" meta:image-count="0" meta:object-count="0" meta:page-count="2" meta:paragraph-count="30" meta:word-count="434" meta:character-count="2364" meta:non-whitespace-character-count="1986"/>
  </office:meta>
</office:document-meta>
</file>